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Lim inf</text:p>
          </table:table-cell>
          <table:table-cell table:style-name="ce1" office:value-type="string" calcext:value-type="string">
            <text:p>Lim sup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F*Xi</text:p>
          </table:table-cell>
          <table:table-cell table:style-name="ce1" office:value-type="string" calcext:value-type="string">
            <text:p>|x-Xi|</text:p>
          </table:table-cell>
          <table:table-cell table:style-name="ce1" office:value-type="string" calcext:value-type="string">
            <text:p>F * |x-Xi|</text:p>
          </table:table-cell>
          <table:table-cell table:style-name="ce1" office:value-type="string" calcext:value-type="string">
            <text:p>F * |x-Xi|^2</text:p>
          </table:table-cell>
          <table:table-cell table:style-name="ce1" office:value-type="string" calcext:value-type="string">
            <text:p>F * |x-Xi|^3</text:p>
          </table:table-cell>
          <table:table-cell table:style-name="ce1" office:value-type="string" calcext:value-type="string">
            <text:p>F * |x-Xi|^4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([.C2]+[.B2])/2" office:value-type="float" office:value="18.5" calcext:value-type="float">
            <text:p>18.5</text:p>
          </table:table-cell>
          <table:table-cell table:style-name="ce2" table:formula="of:=[.E2]*[.D2]" office:value-type="float" office:value="333" calcext:value-type="float">
            <text:p>333</text:p>
          </table:table-cell>
          <table:table-cell table:style-name="ce2" table:formula="of:=ABS(20.6-[.E2])" office:value-type="float" office:value="2.1" calcext:value-type="float">
            <text:p>2.1</text:p>
          </table:table-cell>
          <table:table-cell table:style-name="ce2" table:formula="of:=[.D2]*[.G2]" office:value-type="float" office:value="37.8" calcext:value-type="float">
            <text:p>37.8</text:p>
          </table:table-cell>
          <table:table-cell table:style-name="ce2" table:formula="of:=[.D2]*[.G2]*[.G2]" office:value-type="float" office:value="79.3800000000001" calcext:value-type="float">
            <text:p>79.3800000000001</text:p>
          </table:table-cell>
          <table:table-cell table:style-name="ce2" table:formula="of:=[.I2]*[.G2]" office:value-type="float" office:value="166.698" calcext:value-type="float">
            <text:p>166.698</text:p>
          </table:table-cell>
          <table:table-cell table:style-name="ce2" table:formula="of:=[.J2]*[.G2]" office:value-type="float" office:value="350.065800000001" calcext:value-type="float">
            <text:p>350.065800000001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([.C3]+[.B3])/2" office:value-type="float" office:value="20.5" calcext:value-type="float">
            <text:p>20.5</text:p>
          </table:table-cell>
          <table:table-cell table:style-name="ce2" table:formula="of:=[.E3]*[.D3]" office:value-type="float" office:value="492" calcext:value-type="float">
            <text:p>492</text:p>
          </table:table-cell>
          <table:table-cell table:style-name="ce2" table:formula="of:=ABS(20.6-[.E3])" office:value-type="float" office:value="0.100000000000001" calcext:value-type="float">
            <text:p>0.100000000000001</text:p>
          </table:table-cell>
          <table:table-cell table:style-name="ce2" table:formula="of:=[.D3]*[.G3]" office:value-type="float" office:value="2.40000000000003" calcext:value-type="float">
            <text:p>2.40000000000003</text:p>
          </table:table-cell>
          <table:table-cell table:style-name="ce2" table:formula="of:=[.D3]*[.G3]*[.G3]" office:value-type="float" office:value="0.240000000000007" calcext:value-type="float">
            <text:p>0.240000000000007</text:p>
          </table:table-cell>
          <table:table-cell table:style-name="ce2" table:formula="of:=[.I3]*[.G3]" office:value-type="float" office:value="0.024000000000001" calcext:value-type="float">
            <text:p>0.024000000000001</text:p>
          </table:table-cell>
          <table:table-cell table:style-name="ce2" table:formula="of:=[.J3]*[.G3]" office:value-type="float" office:value="0.00240000000000014" calcext:value-type="float">
            <text:p>0.0024000000000001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([.C4]+[.B4])/2" office:value-type="float" office:value="22.5" calcext:value-type="float">
            <text:p>22.5</text:p>
          </table:table-cell>
          <table:table-cell table:style-name="ce2" table:formula="of:=[.E4]*[.D4]" office:value-type="float" office:value="360" calcext:value-type="float">
            <text:p>360</text:p>
          </table:table-cell>
          <table:table-cell table:style-name="ce2" table:formula="of:=ABS(20.6-[.E4])" office:value-type="float" office:value="1.9" calcext:value-type="float">
            <text:p>1.9</text:p>
          </table:table-cell>
          <table:table-cell table:style-name="ce2" table:formula="of:=[.D4]*[.G4]" office:value-type="float" office:value="30.4" calcext:value-type="float">
            <text:p>30.4</text:p>
          </table:table-cell>
          <table:table-cell table:style-name="ce2" table:formula="of:=[.D4]*[.G4]*[.G4]" office:value-type="float" office:value="57.7599999999999" calcext:value-type="float">
            <text:p>57.7599999999999</text:p>
          </table:table-cell>
          <table:table-cell table:style-name="ce2" table:formula="of:=[.I4]*[.G4]" office:value-type="float" office:value="109.744" calcext:value-type="float">
            <text:p>109.744</text:p>
          </table:table-cell>
          <table:table-cell table:style-name="ce2" table:formula="of:=[.J4]*[.G4]" office:value-type="float" office:value="208.513599999999" calcext:value-type="float">
            <text:p>208.513599999999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([.C5]+[.B5])/2" office:value-type="float" office:value="24.5" calcext:value-type="float">
            <text:p>24.5</text:p>
          </table:table-cell>
          <table:table-cell table:style-name="ce2" table:formula="of:=[.E5]*[.D5]" office:value-type="float" office:value="24.5" calcext:value-type="float">
            <text:p>24.5</text:p>
          </table:table-cell>
          <table:table-cell table:style-name="ce2" table:formula="of:=ABS(20.6-[.E5])" office:value-type="float" office:value="3.9" calcext:value-type="float">
            <text:p>3.9</text:p>
          </table:table-cell>
          <table:table-cell table:style-name="ce2" table:formula="of:=[.D5]*[.G5]" office:value-type="float" office:value="3.9" calcext:value-type="float">
            <text:p>3.9</text:p>
          </table:table-cell>
          <table:table-cell table:style-name="ce2" table:formula="of:=[.D5]*[.G5]*[.G5]" office:value-type="float" office:value="15.21" calcext:value-type="float">
            <text:p>15.21</text:p>
          </table:table-cell>
          <table:table-cell table:style-name="ce2" table:formula="of:=[.I5]*[.G5]" office:value-type="float" office:value="59.3189999999999" calcext:value-type="float">
            <text:p>59.3189999999999</text:p>
          </table:table-cell>
          <table:table-cell table:style-name="ce2" table:formula="of:=[.J5]*[.G5]" office:value-type="float" office:value="231.3441" calcext:value-type="float">
            <text:p>231.3441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([.C6]+[.B6])/2" office:value-type="float" office:value="26.5" calcext:value-type="float">
            <text:p>26.5</text:p>
          </table:table-cell>
          <table:table-cell table:style-name="ce2" table:formula="of:=[.E6]*[.D6]" office:value-type="float" office:value="26.5" calcext:value-type="float">
            <text:p>26.5</text:p>
          </table:table-cell>
          <table:table-cell table:style-name="ce2" table:formula="of:=ABS(20.6-[.E6])" office:value-type="float" office:value="5.9" calcext:value-type="float">
            <text:p>5.9</text:p>
          </table:table-cell>
          <table:table-cell table:style-name="ce2" table:formula="of:=[.D6]*[.G6]" office:value-type="float" office:value="5.9" calcext:value-type="float">
            <text:p>5.9</text:p>
          </table:table-cell>
          <table:table-cell table:style-name="ce2" table:formula="of:=[.D6]*[.G6]*[.G6]" office:value-type="float" office:value="34.81" calcext:value-type="float">
            <text:p>34.81</text:p>
          </table:table-cell>
          <table:table-cell table:style-name="ce2" table:formula="of:=[.I6]*[.G6]" office:value-type="float" office:value="205.379" calcext:value-type="float">
            <text:p>205.379</text:p>
          </table:table-cell>
          <table:table-cell table:style-name="ce2" table:formula="of:=[.J6]*[.G6]" office:value-type="float" office:value="1211.7361" calcext:value-type="float">
            <text:p>1211.7361</text:p>
          </table:table-cell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2"/>
          <table:table-cell table:style-name="ce2" table:formula="of:=SUM([.D2:.D6])" office:value-type="float" office:value="60" calcext:value-type="float">
            <text:p>60</text:p>
          </table:table-cell>
          <table:table-cell table:style-name="ce2"/>
          <table:table-cell table:style-name="ce2" table:formula="of:=SUM([.F2:.F6])" office:value-type="float" office:value="1236" calcext:value-type="float">
            <text:p>1236</text:p>
          </table:table-cell>
          <table:table-cell table:style-name="ce2" table:number-columns-repeated="2"/>
          <table:table-cell table:style-name="ce2" table:formula="of:=SUM([.I2:.I6])" office:value-type="float" office:value="187.4" calcext:value-type="float">
            <text:p>187.4</text:p>
          </table:table-cell>
          <table:table-cell table:style-name="ce2" table:formula="of:=SUM([.J2:.J6])" office:value-type="float" office:value="541.164" calcext:value-type="float">
            <text:p>541.164</text:p>
          </table:table-cell>
          <table:table-cell table:style-name="ce2" table:formula="of:=SUM([.K2:.K6])" office:value-type="float" office:value="2001.662" calcext:value-type="float">
            <text:p>2001.6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=</text:p>
          </table:table-cell>
          <table:table-cell table:formula="of:=[.F7]/[.D7]" office:value-type="float" office:value="20.6" calcext:value-type="float">
            <text:p>20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^2</text:p>
          </table:table-cell>
          <table:table-cell table:style-name="ce4" table:formula="of:=[.I7]/[.D7]" office:value-type="float" office:value="3.12333333333333" calcext:value-type="float">
            <text:p>3.1233333333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formula="of:=SQRT([.D9])" office:value-type="float" office:value="1.76729548557488" calcext:value-type="float">
            <text:p>1.7672954855748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tervalo con mas muestras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D8]-[.D10]" office:value-type="float" office:value="18.8327045144251" calcext:value-type="float">
            <text:p>18.8327045144251</text:p>
          </table:table-cell>
          <table:table-cell table:formula="of:=[.D8]+[.D10]" office:value-type="float" office:value="22.3672954855749" calcext:value-type="float">
            <text:p>22.36729548557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fa sub 3</text:p>
          </table:table-cell>
          <table:table-cell table:formula="of:=[.J7]/[.D7]" office:value-type="float" office:value="9.0194" calcext:value-type="float">
            <text:p>9.01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urtosis</text:p>
          </table:table-cell>
          <table:table-cell table:formula="of:=[.K7]/[.D7]" office:value-type="float" office:value="33.3610333333333" calcext:value-type="float">
            <text:p>33.361033333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 estadistica es positivamente disimetric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6:54:34.165503669</meta:creation-date>
    <dc:date>2025-03-03T17:53:42.744112112</dc:date>
    <meta:editing-duration>PT1M16S</meta:editing-duration>
    <meta:editing-cycles>1</meta:editing-cycles>
    <meta:document-statistic meta:table-count="1" meta:cell-count="80" meta:object-count="0"/>
    <meta:generator>LibreOffice/24.2.7.2$Linux_X86_64 LibreOffice_project/420$Build-2</meta:generator>
  </office:meta>
</office:document-meta>
</file>